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75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75.02pt" svg:y="43.63pt">
            <loext:p draw:notify-on-update-of-ranges="Sheet1.A1:Sheet1.A13 Sheet1.B1:Sheet1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etBSD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YellowDog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Gentoo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string" calcext:value-type="string">
            <text:p>Mageia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string" calcext:value-type="string">
            <text:p>Slackware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 office:value-type="string" calcext:value-type="string">
            <text:p>CentOS</text:p>
          </table:table-cell>
          <table:table-cell office:value-type="float" office:value="15300" calcext:value-type="float">
            <text:p>15300</text:p>
          </table:table-cell>
        </table:table-row>
        <table:table-row table:style-name="ro1">
          <table:table-cell office:value-type="string" calcext:value-type="string">
            <text:p>FreeBSD</text:p>
          </table:table-cell>
          <table:table-cell office:value-type="float" office:value="26200" calcext:value-type="float">
            <text:p>26200</text:p>
          </table:table-cell>
        </table:table-row>
        <table:table-row table:style-name="ro1">
          <table:table-cell office:value-type="string" calcext:value-type="string">
            <text:p>ArchLinux</text:p>
          </table:table-cell>
          <table:table-cell office:value-type="float" office:value="34500" calcext:value-type="float">
            <text:p>34500</text:p>
          </table:table-cell>
        </table:table-row>
        <table:table-row table:style-name="ro1">
          <table:table-cell office:value-type="string" calcext:value-type="string">
            <text:p>OpenSUSE</text:p>
          </table:table-cell>
          <table:table-cell office:value-type="float" office:value="38900" calcext:value-type="float">
            <text:p>38900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 office:value-type="float" office:value="62800" calcext:value-type="float">
            <text:p>62800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office:value-type="float" office:value="63000" calcext:value-type="float">
            <text:p>63000</text:p>
          </table:table-cell>
        </table:table-row>
        <table:table-row table:style-name="ro1">
          <table:table-cell office:value-type="string" calcext:value-type="string">
            <text:p>Debian</text:p>
          </table:table-cell>
          <table:table-cell office:value-type="float" office:value="111000" calcext:value-type="float">
            <text:p>111000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 office:value-type="float" office:value="194000" calcext:value-type="float">
            <text:p>194000</text:p>
          </table:table-cell>
        </table:table-row>
      </table:table>
      <table:named-expressions/>
      <table:database-ranges>
        <table:database-range table:name="__Anonymous_Sheet_DB__0" table:target-range-address="Sheet1.A1:Sheet1.B13" table:display-filter-buttons="true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ause </meta:initial-creator>
    <meta:creation-date>2015-12-06T23:42:03.197664793</meta:creation-date>
    <dc:date>2015-12-07T08:44:14.168063091</dc:date>
    <dc:creator>decause </dc:creator>
    <meta:editing-duration>PT8H33M26S</meta:editing-duration>
    <meta:editing-cycles>1</meta:editing-cycles>
    <meta:document-statistic meta:table-count="1" meta:cell-count="26" meta:object-count="1"/>
    <meta:generator>LibreOffice/5.0.3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:Sheet1.B13" chart:data-source-has-labels="column" svg:x="0.32cm" svg:y="0.18cm" svg:width="15.36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238cm" svg:y="0.184cm" svg:width="12.921cm" svg:height="7.98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Sheet1.A1:Sheet1.A13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Sheet1.B1:Sheet1.B13" chart:class="chart:bar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etBSD</text:p>
                <draw:g>
                  <svg:desc>Sheet1.A1:Sheet1.A13</svg:desc>
                </draw:g>
              </table:table-cell>
              <table:table-cell office:value-type="float" office:value="85">
                <text:p>85</text:p>
                <draw:g>
                  <svg:desc>Sheet1.B1:Sheet1.B13</svg:desc>
                </draw:g>
              </table:table-cell>
            </table:table-row>
            <table:table-row>
              <table:table-cell office:value-type="string">
                <text:p>YellowDog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Gentoo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Mageia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Slackware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string">
                <text:p>CentOS</text:p>
              </table:table-cell>
              <table:table-cell office:value-type="float" office:value="15300">
                <text:p>15300</text:p>
              </table:table-cell>
            </table:table-row>
            <table:table-row>
              <table:table-cell office:value-type="string">
                <text:p>FreeBSD</text:p>
              </table:table-cell>
              <table:table-cell office:value-type="float" office:value="26200">
                <text:p>26200</text:p>
              </table:table-cell>
            </table:table-row>
            <table:table-row>
              <table:table-cell office:value-type="string">
                <text:p>ArchLinux</text:p>
              </table:table-cell>
              <table:table-cell office:value-type="float" office:value="34500">
                <text:p>34500</text:p>
              </table:table-cell>
            </table:table-row>
            <table:table-row>
              <table:table-cell office:value-type="string">
                <text:p>OpenSUSE</text:p>
              </table:table-cell>
              <table:table-cell office:value-type="float" office:value="38900">
                <text:p>38900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62800">
                <text:p>62800</text:p>
              </table:table-cell>
            </table:table-row>
            <table:table-row>
              <table:table-cell office:value-type="string">
                <text:p>Mint</text:p>
              </table:table-cell>
              <table:table-cell office:value-type="float" office:value="63000">
                <text:p>63000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111000">
                <text:p>111000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194000">
                <text:p>194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